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 style:list-style-name="L1">
      <style:text-properties fo:font-style="normal" style:font-style-asian="normal" style:font-style-complex="normal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tyle="italic" style:text-underline-style="none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anks for using QtSixA!</text:span><text:line-break/></text:p>
      <text:p text:style-name="Standard"/>
      <text:p text:style-name="P2"><text:span text:style-name="T3">Other good stuff</text:span></text:p>
      <text:p text:style-name="Standard"/>
      <text:p text:style-name="Standard"/>
      <text:p text:style-name="Standard">There's also other good stuff about QtSixA:</text:p>
      <text:p text:style-name="Standard"/>
      <text:list xml:id="list717188458" text:style-name="L1">
        <text:list-item>
          <text:p text:style-name="P4"><text:span text:style-name="T4">Notifications</text:span><text:span text:style-name="T3"> – show cute notifications when a new device is connected. (in “Configure QtSixA”, “Notify” tab)</text:span></text:p>
        </text:list-item>
        <text:list-item>
          <text:p text:style-name="P4"><text:span text:style-name="T4">Game profiles</text:span><text:span text:style-name="T3"> – auto-modify a game's configuration file to work with the Sixaxis (2nd tab on QtSixA)</text:span></text:p>
        </text:list-item>
        <text:list-item>
          <text:p text:style-name="P4"><text:span text:style-name="T4">Signal quality actions</text:span><text:span text:style-name="T3"> (advanced) – perform Linux shell commands when, for example, the Sixaxis X reaches 70% signal quality (Geeks only - xD)</text:span></text:p>
        </text:list-item>
        <text:list-item>
          <text:p text:style-name="P4"><text:span text:style-name="T4">Start QtSixA at session startup</text:span><text:span text:style-name="T3"> – use it with systray to start QtSixA as a tray icon (in “Configure QtSixA”)</text:span></text:p>
        </text:list-item>
        <text:list-item>
          <text:p text:style-name="P4"><text:span text:style-name="T4">Start QtSixA driver at boot</text:span><text:span text:style-name="T3"> – This option disabled bluetooth at boot and start sixad instead. It connects the devices right away! (in “Configure Sixaxis”, “Advanced” tab)</text:span></text:p>
        </text:list-item>
        <text:list-item>
          <text:p text:style-name="P4"><text:span text:style-name="T4">Check battery Sixaxis</text:span><text:span text:style-name="T3"> – Checks the current battery of the selected Sixaxis (please note that this is a little buggy and doesn't work all the time)</text:span></text:p>
        </text:list-item>
        <text:list-item>
          <text:p text:style-name="P4"><text:span text:style-name="T4">(I'm all ears)</text:span><text:span text:style-name="T3"> – If you have a cool idea for my app, you know what to do – </text:span><text:span text:style-name="T5">falktx@gmail.co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1T21:54:09</meta:creation-date>
    <dc:date>2009-10-21T23:59:37</dc:date>
    <meta:editing-duration>PT00H44M40S</meta:editing-duration>
    <meta:editing-cycles>26</meta:editing-cycles>
    <meta:generator>OpenOffice.org/3.1$Unix OpenOffice.org_project/310m19$Build-9420</meta:generator>
    <meta:document-statistic meta:table-count="0" meta:image-count="0" meta:object-count="0" meta:page-count="1" meta:paragraph-count="10" meta:word-count="175" meta:character-count="964"/>
  </office:meta>
</office:document-meta>
</file>